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5" style:family="paragraph" style:parent-style-name="Heading_20_2">
      <style:paragraph-properties fo:margin-top="0cm" fo:margin-bottom="0cm" loext:contextual-spacing="false"/>
      <style:text-properties style:font-name="Nimbus Sans L" fo:font-weight="bold" officeooo:rsid="00428f11" officeooo:paragraph-rsid="0048bc5f" style:font-weight-asian="bold" style:font-weight-complex="bold"/>
    </style:style>
    <style:style style:name="P6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28f11" officeooo:paragraph-rsid="0065b35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e6ffb" officeooo:paragraph-rsid="006c44b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8bc5f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fo:font-weight="normal" officeooo:rsid="006605cc" officeooo:paragraph-rsid="006605cc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8bc5f" officeooo:paragraph-rsid="00699ce5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73917" officeooo:paragraph-rsid="006750a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750a1" officeooo:paragraph-rsid="006750a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750a1" officeooo:paragraph-rsid="00699ce5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99ce5" officeooo:paragraph-rsid="00699ce5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99ce5" officeooo:paragraph-rsid="006a164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a1644" officeooo:paragraph-rsid="006a164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1" fo:font-size="12pt" fo:font-weight="normal" officeooo:rsid="00699ce5" officeooo:paragraph-rsid="00699ce5" style:font-size-asian="12pt" style:font-weight-asian="normal" style:font-size-complex="12pt" style:font-weight-complex="normal"/>
    </style:style>
    <style:style style:name="P18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fo:font-weight="bold" officeooo:rsid="0065b350" style:font-weight-asian="bold" style:font-weight-complex="bold"/>
    </style:style>
    <style:style style:name="T5" style:family="text">
      <style:text-properties fo:font-weight="bold" officeooo:rsid="006a1644" style:font-weight-asian="bold" style:font-weight-complex="bold"/>
    </style:style>
    <style:style style:name="T6" style:family="text">
      <style:text-properties fo:font-weight="normal" officeooo:rsid="00420d06" style:font-weight-asian="normal" style:font-weight-complex="normal"/>
    </style:style>
    <style:style style:name="T7" style:family="text">
      <style:text-properties style:font-name="Nimbus Sans L" fo:font-size="12pt" fo:font-weight="bold" officeooo:rsid="0065b350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fo:font-weight="bold" officeooo:rsid="006605cc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2pt" style:font-size-complex="12pt"/>
    </style:style>
    <style:style style:name="T10" style:family="text">
      <style:text-properties style:font-name="Nimbus Sans L" fo:font-size="12pt" officeooo:rsid="0048bc5f" style:font-size-asian="12pt" style:font-size-complex="12pt"/>
    </style:style>
    <style:style style:name="T11" style:family="text">
      <style:text-properties style:font-name="Nimbus Sans L" fo:font-size="12pt" officeooo:rsid="0065b350" style:font-size-asian="12pt" style:font-size-complex="12pt"/>
    </style:style>
    <style:style style:name="T12" style:family="text">
      <style:text-properties style:font-name="Nimbus Sans L" fo:font-size="12pt" officeooo:rsid="00699ce5" style:font-size-asian="12pt" style:font-size-complex="12pt"/>
    </style:style>
    <style:style style:name="T13" style:family="text">
      <style:text-properties style:font-name="Nimbus Sans L" fo:font-size="12pt" fo:font-weight="normal" officeooo:rsid="0065b350" style:font-size-asian="12pt" style:font-weight-asian="normal" style:font-size-complex="12pt" style:font-weight-complex="normal"/>
    </style:style>
    <style:style style:name="T14" style:family="text">
      <style:text-properties style:font-name="Nimbus Sans L" fo:font-size="12pt" fo:font-weight="normal" officeooo:rsid="006605cc" style:font-size-asian="12pt" style:font-weight-asian="normal" style:font-size-complex="12pt" style:font-weight-complex="normal"/>
    </style:style>
    <style:style style:name="T15" style:family="text">
      <style:text-properties style:font-name="Nimbus Sans L" fo:font-size="12pt" fo:font-weight="normal" officeooo:rsid="00673917" style:font-size-asian="12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 officeooo:rsid="004e2ab6"/>
    </style:style>
    <style:style style:name="T17" style:family="text">
      <style:text-properties style:text-underline-style="solid" style:text-underline-width="auto" style:text-underline-color="font-color" officeooo:rsid="006550a7"/>
    </style:style>
    <style:style style:name="T18" style:family="text">
      <style:text-properties style:text-position="0% 100%" fo:font-weight="bold" officeooo:rsid="00a65559" style:font-weight-asian="bold" style:font-weight-complex="bold"/>
    </style:style>
    <style:style style:name="T19" style:family="text">
      <style:text-properties style:text-position="0% 100%" fo:font-weight="normal" officeooo:rsid="00a65559" style:font-weight-asian="normal" style:font-weight-complex="normal"/>
    </style:style>
    <style:style style:name="T20" style:family="text">
      <style:text-properties officeooo:rsid="006550a7"/>
    </style:style>
    <style:style style:name="T21" style:family="text">
      <style:text-properties officeooo:rsid="0065b350"/>
    </style:style>
    <style:style style:name="T22" style:family="text">
      <style:text-properties officeooo:rsid="006750a1"/>
    </style:style>
    <style:style style:name="T23" style:family="text">
      <style:text-properties style:font-name="Nimbus Sans L1" officeooo:rsid="006750a1"/>
    </style:style>
    <style:style style:name="T24" style:family="text">
      <style:text-properties style:font-name="Nimbus Sans L1" officeooo:rsid="00699ce5"/>
    </style:style>
    <style:style style:name="T25" style:family="text">
      <style:text-properties officeooo:rsid="006a16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title>Mount Burringbar - Red Cord Hike - V1.0</text:title></text:p>
      <text:p text:style-name="P2">Phil Shepherd – <text:s/><text:span text:style-name="T20">Aug 2019</text:span></text:p>
      <text:p text:style-name="P3"><text:span text:style-name="T3">MAP:<text:tab/><text:tab/><text:tab/></text:span><text:span text:style-name="T6">Burringbar NP-9541-2S</text:span><text:line-break/><text:span text:style-name="T18">Grid Ref Zone:<text:tab/></text:span><text:span text:style-name="T19">MGRS </text:span><text:span text:style-name="T2">56JNP.</text:span></text:p>
      <text:p text:style-name="P4"/>
      <text:p text:style-name="P5"><text:span text:style-name="T16">Hike – </text:span><text:span text:style-name="T17">Mount Burringbar from Wabba Road to Cooradilla Road</text:span></text:p>
      <text:p text:style-name="P7">An interesting hike up Mount Burringbar. <text:s/>The summit has views of the ocean, and an interesting summit cairn. <text:s/>The descent down Cooradilla road has great views of the valley leading to Murwillumbah.<text:line-break/></text:p>
      <text:p text:style-name="P7">This is a one-way hike so requires a car shuttle.</text:p>
      <text:p text:style-name="P6"/>
      <text:p text:style-name="P6"><text:span text:style-name="T21">Total distance is around </text:span><text:span text:style-name="T4">9Km</text:span><text:span text:style-name="T21"> with 400m ascent and descent.</text:span></text:p>
      <text:list xml:id="list3987531656" text:style-name="L1">
        <text:list-item>
          <text:p text:style-name="P8"><text:span text:style-name="T9">Start at </text:span><text:span text:style-name="T11">the junction of Cudgera Creek Road and Wabba Road</text:span><text:span text:style-name="T10"> (4734 5662). <text:s/></text:span><text:span text:style-name="T11">There is limited parking (4 cars max).<text:line-break/></text:span><text:span text:style-name="T7">Important</text:span><text:span text:style-name="T13"> – Originally Wabba Road started </text:span><text:span text:style-name="T14">at (4729 5655). Unfortunately the land owner built theie house on the Road, leading to disputes over right of way. <text:s/>After negotiations with council a new </text:span><text:span text:style-name="T15">track</text:span><text:span text:style-name="T14"> </text:span><text:span text:style-name="T15">has</text:span><text:span text:style-name="T14"> been established, with starts about 100m NE of the original road. <text:s/>The track is fairly obvious (hugs the right hand side of the fence line. The track is </text:span><text:span text:style-name="T8">NOT</text:span><text:span text:style-name="T14"> signposted.</text:span></text:p>
        </text:list-item>
        <text:list-item>
          <text:p text:style-name="P9"><text:span text:style-name="T9">Follow the new track, which winds it’s way steeply up and downhill in a westerly direction, until you enter Mooball NP </text:span><text:span text:style-name="T12">via the locked gate </text:span><text:span text:style-name="T9">at (4675 5684)</text:span></text:p>
        </text:list-item>
        <text:list-item>
          <text:p text:style-name="P11">You are now on Wabba Road, pleasant forest track. <text:s/>Head North Westerly along Wabba Road until you meet Barandilla Road at (4597 5868).</text:p>
        </text:list-item>
        <text:list-item>
          <text:p text:style-name="P12">Turn left and follow Barandilla road to the obvious hairpin corner at Barook Road (4571 5894) – a useful landmark.</text:p>
        </text:list-item>
        <text:list-item>
          <text:p text:style-name="P13">Continue South Westerly along Barandilla Road, gradually climbing up-hill for a further 1km – until a short plateau at (4494 5853). This is where the track up Mount Burringbar begins.</text:p>
        </text:list-item>
        <text:list-item>
          <text:p text:style-name="P10"><text:span text:style-name="T22">Look for a small path which heads of at a bearing of 108</text:span><text:span text:style-name="T23">°, </text:span><text:span text:style-name="T24">then steeply uphill. <text:s/>This is the path up to the summit of Mount Burringbar.</text:span></text:p>
        </text:list-item>
        <text:list-item>
          <text:p text:style-name="P17">The path is steep at first, and then levels out as it passes a small peak on the right.</text:p>
        </text:list-item>
        <text:list-item>
          <text:p text:style-name="P17">There is a short section of downhill at (4533 5844), before the final steep ascent to the summit at (4566 5860).</text:p>
        </text:list-item>
        <text:list-item>
          <text:p text:style-name="P14">Enjoy the views towards the East, the ocean and Byron Bar.</text:p>
        </text:list-item>
        <text:list-item>
          <text:p text:style-name="P14">Retrace your steps back to the plateau on Barandilla Road <text:span text:style-name="T22">(4494 5853).</text:span></text:p>
        </text:list-item>
        <text:list-item>
          <text:p text:style-name="P14">Continue North West along Barandilla Road to the locked gate at the junction with Cooradilla Road (4457 5862). <text:s/>It is possible to park cars here (2wd access).</text:p>
        </text:list-item>
        <text:list-item>
          <text:p text:style-name="P15"><text:span text:style-name="T25">Head South West along Cooradilla Road.</text:span><text:span text:style-name="T5"> BEWARE</text:span><text:span text:style-name="T25"> – there are cars on this road, but very infrequently.</text:span><text:span text:style-name="T5"> </text:span><text:span text:style-name="T25">The excellent views towards Murwillumbah, and small detour to view the radio mast at (4433 5843) make this part of the hike worthwhile, despite the possibility of cars.</text:span></text:p>
        </text:list-item>
        <text:list-item>
          <text:p text:style-name="P16">Continue along Cooradilla Road, to the end of the hike where it meets the highway at (4403 5754). <text:s/>Avoid youth crossing the highway, by parking cars towards the end of Cooradilla road rather than in the picnic area on the other side of the highw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ount Burringbar - Red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9-15T10:45:50.494789590</dc:date>
    <meta:editing-duration>PT3H55M29S</meta:editing-duration>
    <meta:editing-cycles>61</meta:editing-cycles>
    <dc:title>Mount Burringbar - Red Cord Hike - V1.0</dc:title>
    <meta:document-statistic meta:table-count="0" meta:image-count="0" meta:object-count="0" meta:page-count="1" meta:paragraph-count="21" meta:word-count="492" meta:character-count="2751" meta:non-whitespace-character-count="2273"/>
  </office:meta>
</office:document-meta>
</file>